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</office:automatic-styles>
  <office:body>
    <office:text>
      <text:h text:style-name="Heading_20_1" text:outline-level="1"><text:bookmark-start text:name="listas"/>Listas:<text:bookmark-end text:name="listas"/></text:h>
      <text:h text:style-name="Heading_20_2" text:outline-level="2"><text:bookmark-start text:name="comprehension-list-listas-de-comprensión"/>Comprehension List <text:span text:style-name="T1">(listas de comprensión)</text:span>:<text:bookmark-end text:name="comprehension-list-listas-de-comprensión"/></text:h>
      <text:p text:style-name="P1">import os</text:p>
      <text:p text:style-name="P2">os.system("cls || clear")</text:p>
      <text:p text:style-name="P3">lista = list()</text:p>
      <text:p text:style-name="P4">lista2 = [1,2,3,4]</text:p>
      <text:p text:style-name="P5">numeros_20 = list(range(20))</text:p>
      <text:p text:style-name="First_20_paragraph"><text:span text:style-name="T1">Código del compañero Miguel:</text:span></text:p>
      <text:p text:style-name="P6">def cuadrado(num: int) -&gt; int:</text:p>
      <text:p text:style-name="P7"><text:s text:c="4"/>return num ** 2</text:p>
      <text:h text:style-name="Heading_20_4" text:outline-level="4"><text:bookmark-start text:name="ejemplo-de-una-comprehension-list"/>Ejemplo de una comprehension list:<text:bookmark-end text:name="ejemplo-de-una-comprehension-list"/></text:h>
      <text:p text:style-name="P8">numeros_20_actualizado = [numero * 2 for numero in numeros_20]</text:p>
      <text:p text:style-name="P9">print(numeros_20)</text:p>
      <text:p text:style-name="P10">print(numeros_20_actualizado)</text:p>
      <text:p text:style-name="P11">elevar_cuadrado = lambda numero : numero ** 2 # podría haber usado otra palabra en vez de numero.</text:p>
      <text:p text:style-name="P12">numeros_20_actualizado_v2 = [elevar_cuadrado(numero) for numero in numeros_20]</text:p>
      <text:p text:style-name="P13">print(numeros_20_actualizado_v2)</text:p>
      <text:p text:style-name="P14">numeros_20_actualizado_v3 = [(lambda n : n ** 2) (numero) for numero in numeros_20] #No es lo aconsejable, aunque técnicamente viable.</text:p>
      <text:p text:style-name="P15">print(numeros_20_actualizado_v3)</text:p>
      <text:h text:style-name="Heading_20_4" text:outline-level="4"><text:bookmark-start text:name="procesar-de-numeros_20-sólo-los-impares"/>Procesar, de numeros_20, sólo los impares:<text:bookmark-end text:name="procesar-de-numeros_20-sólo-los-impares"/></text:h>
      <text:p text:style-name="P16">es_impar = lambda n: n%2 != 0</text:p>
      <text:p text:style-name="P17">numeros_20_impares <text:s text:c="1"/>= [numero -1 for numero in numeros_20 if numero % 2 != 0]</text:p>
      <text:p text:style-name="First_20_paragraph">=&gt; numero -1 es simplemente un cálculo que he querido hacer, no tiene nada que ver con el cálculo sobre los impares, que es otra cosa que se pretende aquí. (De un compañero:<text:span text:style-name="T1">con el </text:span>“<text:span text:style-name="T1">numero - 1</text:span>”<text:span text:style-name="T1"> los convierte en par , si un poco confuso que ponga impares y salgan pares :)</text:span>) numeros_20_impares_v2 = [numero -1 for numero in numeros_20 if es_impar(numero)]</text:p>
      <text:p text:style-name="P18">print(numeros_20_impares)</text:p>
      <text:p text:style-name="P19">print(numeros_20_impares_v2)</text:p>
      <text:p text:style-name="P20">numeros_20_cerocinco = list(map(lambda n : n + 0.5 , numeros_20))</text:p>
      <text:p text:style-name="P21">print(numeros_20_cerocinco)</text:p>
      <text:p text:style-name="P22">#print(numeros_20_impares)</text:p>
      <text:p text:style-name="P23"/>
      <text:p text:style-name="P24">print([numero for numero in map(lambda n : n + 0.5 , numeros_20)])</text:p>
      <text:h text:style-name="Heading_20_4" text:outline-level="4"><text:bookmark-start text:name="dada-una-lista-de-alumnas-obtener-una-nueva-lista-conteniendo-solo-las-alumnas-que-han-obtenido-7-ó-más.-usando-comprehension-lists"/>Dada una lista de alumnas, obtener una NUEVA lista conteniendo solo las alumnas que han obtenido 7 ó más. Usando <text:span text:style-name="T1">comprehension lists</text:span><text:bookmark-end text:name="dada-una-lista-de-alumnas-obtener-una-nueva-lista-conteniendo-solo-las-alumnas-que-han-obtenido-7-ó-más.-usando-comprehension-lists"/></text:h>
      <text:p text:style-name="P25">os.system ("cls || clear")</text:p>
      <text:p text:style-name="P26">alumnas = [('Maria de la O', 9.5),('La Jenny', 7.5),('Mari Puri',5),('Mengana', 4.9)]</text:p>
      <text:p text:style-name="P27"/>
      <text:p text:style-name="P28">alumnas_aventajadas = [ (nombre,notas) for nombre , notas in alumnas if notas &gt;= 7]</text:p>
      <text:p text:style-name="P29">print(alumnas_aventajadas)</text:p>
      <text:h text:style-name="Heading_20_5" text:outline-level="5"><text:bookmark-start text:name="solución-del-profesor"/>Solución del profesor:<text:bookmark-end text:name="solución-del-profesor"/></text:h>
      <text:p text:style-name="P30">aventajadas = [alumna for alumna in alumnas if alumna[1] &gt; 7.0]</text:p>
      <text:p text:style-name="P31">print(aventajadas)</text:p>
      <text:h text:style-name="Heading_20_2" text:outline-level="2"><text:bookmark-start text:name="habrá-comprehension-sets"/>¿Habrá <text:span text:style-name="T1">comprehension sets</text:span>?<text:bookmark-end text:name="habrá-comprehension-sets"/></text:h>
      <text:h text:style-name="Heading_20_4" text:outline-level="4"><text:bookmark-start text:name="or-what-the-hell"/><text:span text:style-name="T1">(or… what the Hell)</text:span>?<text:bookmark-end text:name="or-what-the-hell"/></text:h>
      <text:p text:style-name="P32">conjunto = {numero for numero in [1,2,3,4,5,6,7,7,7,7]}</text:p>
      <text:p text:style-name="First_20_paragraph">Hemos creado, dinámicamente, una estructura partiendo de otra. Otro ejemplo sería crear dinámicamente un dicionario:</text:p>
      <text:h text:style-name="Heading_20_4" text:outline-level="4"><text:bookmark-start text:name="diccionarios"/>Diccionarios:<text:bookmark-end text:name="diccionarios"/></text:h>
      <text:p text:style-name="P33">diccionario_alumnas = {alumna[0]:alumna[1] for alumna in alumnas } #*(Or how to understand girl students)*</text:p>
      <text:p text:style-name="P34"/>
      <text:p text:style-name="P35">print(diccionario_alumnas)</text:p>
      <text:h text:style-name="Heading_20_4" text:outline-level="4"><text:bookmark-start text:name="tuplas"/>Tuplas:<text:bookmark-end text:name="tuplas"/></text:h>
      <text:p text:style-name="P36">alumans_nota_tupla = (nota for nombre, nota in alumnas)</text:p>
      <text:p text:style-name="First_20_paragraph">nos ha salido un <text:span text:style-name="T1">generador</text:span></text:p>
      <text:p text:style-name="P37">alumnas_nota_tupla_v2 = tuple( [nota for nombre, nota in alumnas])</text:p>
      <text:p text:style-name="First_20_paragraph">Esto sí que es una tup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4-02-13T16:50:33Z</meta:creation-date>
    <dc:date>2024-02-13T16:50:33Z</dc:date>
  </office:meta>
</office:document-meta>
</file>